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B000000775C48348E2AAD364E.png" manifest:media-type="image/png"/>
  <manifest:file-entry manifest:full-path="Pictures/100002010000014D0000007BDCB03AEFD4CB4A30.png" manifest:media-type="image/png"/>
  <manifest:file-entry manifest:full-path="Pictures/10000201000000EF0000007781AF809FC6E5814B.png" manifest:media-type="image/png"/>
  <manifest:file-entry manifest:full-path="Pictures/100002010000017B0000008EC9161B6A5286D28F.png" manifest:media-type="image/png"/>
  <manifest:file-entry manifest:full-path="Pictures/10000201000003D8000001734BD5472ECB32A86B.png" manifest:media-type="image/png"/>
  <manifest:file-entry manifest:full-path="Pictures/1000020100000266000001E93074239402A011B2.png" manifest:media-type="image/png"/>
  <manifest:file-entry manifest:full-path="Pictures/10000201000001010000007796EEF248938224DD.png" manifest:media-type="image/png"/>
  <manifest:file-entry manifest:full-path="Pictures/1000020100000296000001FC5BEAEBCAEA4A327E.png" manifest:media-type="image/png"/>
  <manifest:file-entry manifest:full-path="Pictures/1000020100000266000001E9525EB140B28CB0CD.png" manifest:media-type="image/png"/>
  <manifest:file-entry manifest:full-path="Pictures/10000201000000BE00000077CB430B9DC4280F20.png" manifest:media-type="image/png"/>
  <manifest:file-entry manifest:full-path="Pictures/10000201000002AF0000022256BB574E5E284C83.png" manifest:media-type="image/png"/>
  <manifest:file-entry manifest:full-path="Pictures/1000020100000266000001D6BE686F252E694830.png" manifest:media-type="image/png"/>
  <manifest:file-entry manifest:full-path="Pictures/100002010000017B0000008E0231AD65621B1E56.png" manifest:media-type="image/png"/>
  <manifest:file-entry manifest:full-path="Pictures/10000201000001C4000001C846D6B6E2D3659E04.png" manifest:media-type="image/png"/>
  <manifest:file-entry manifest:full-path="Pictures/100002010000014D0000008D52A201C9AB2EF840.png" manifest:media-type="image/png"/>
  <manifest:file-entry manifest:full-path="Pictures/1000020100000210000001E4896264E45CE44BE0.png" manifest:media-type="image/png"/>
  <manifest:file-entry manifest:full-path="Pictures/1000020100000210000001E40B8DBBDD70573F3C.png" manifest:media-type="image/png"/>
  <manifest:file-entry manifest:full-path="Pictures/10000201000000F80000021FFA1F2355B565E2EB.png" manifest:media-type="image/png"/>
  <manifest:file-entry manifest:full-path="Pictures/10000201000002AF000002227D8BD06E73C12CF8.png" manifest:media-type="image/png"/>
  <manifest:file-entry manifest:full-path="Pictures/1000020100000296000001FC63AC872E112A1BFA.png" manifest:media-type="image/png"/>
  <manifest:file-entry manifest:full-path="Pictures/10000201000003D800000173B6A92291E34F3237.png" manifest:media-type="image/png"/>
  <manifest:file-entry manifest:full-path="Pictures/10000201000001410000007B8C1967DB9A38C1F6.png" manifest:media-type="image/png"/>
  <manifest:file-entry manifest:full-path="Pictures/10000201000003D6000002B7F554D22CFC920B12.png" manifest:media-type="image/png"/>
  <manifest:file-entry manifest:full-path="Pictures/10000201000003D8000002B8E502CBD92685EFBA.png" manifest:media-type="image/png"/>
  <manifest:file-entry manifest:full-path="Pictures/1000020100000161000000B127DF4D0515759B96.png" manifest:media-type="image/png"/>
  <manifest:file-entry manifest:full-path="Pictures/1000020100000135000000741E6DDD6E3CA2DA64.png" manifest:media-type="image/png"/>
  <manifest:file-entry manifest:full-path="Pictures/10000201000003D80000017333396662C9FFD8A3.png" manifest:media-type="image/png"/>
  <manifest:file-entry manifest:full-path="Pictures/10000201000003D800000173D9B1822AF7538CE7.png" manifest:media-type="image/png"/>
  <manifest:file-entry manifest:full-path="Pictures/100002010000017D00000226A5EB269B6E4D9FE1.png" manifest:media-type="image/png"/>
  <manifest:file-entry manifest:full-path="Pictures/100002010000017B0000008EBB40F8D37CDD6D94.png" manifest:media-type="image/png"/>
  <manifest:file-entry manifest:full-path="Pictures/10000201000003D8000002B8D4D2CE2B8E35BBE7.png" manifest:media-type="image/png"/>
  <manifest:file-entry manifest:full-path="Pictures/10000201000003D800000173A950389D3D683C2C.png" manifest:media-type="image/png"/>
  <manifest:file-entry manifest:full-path="Pictures/10000201000003D80000017356040A67A88591A0.png" manifest:media-type="image/png"/>
  <manifest:file-entry manifest:full-path="Pictures/1000020100000134000000776596B725A58F042B.png" manifest:media-type="image/png"/>
  <manifest:file-entry manifest:full-path="Pictures/10000201000003D8000002B8CC79ACA96BA19FF1.png" manifest:media-type="image/png"/>
  <manifest:file-entry manifest:full-path="Pictures/100002010000031A000001FC0FC3FA6C1B9FC330.png" manifest:media-type="image/png"/>
  <manifest:file-entry manifest:full-path="Pictures/100002010000038D000001FA8583C02730557DB7.png" manifest:media-type="image/png"/>
  <manifest:file-entry manifest:full-path="Pictures/100002010000038D000001FA6AC8FBBC63930D7C.png" manifest:media-type="image/png"/>
  <manifest:file-entry manifest:full-path="Pictures/100002010000038D0000022C53FED048408E6519.png" manifest:media-type="image/png"/>
  <manifest:file-entry manifest:full-path="Pictures/10000201000002BD00000235E5F6748A6BB048F1.png" manifest:media-type="image/png"/>
  <manifest:file-entry manifest:full-path="Pictures/1000020100000265000001C6EE84A1278D24FC74.png" manifest:media-type="image/png"/>
  <manifest:file-entry manifest:full-path="Pictures/10000201000002A60000013E14F4650D7D5CEA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ff0000" draw:marker-start-width="0.355cm" draw:marker-end-width="0.355cm" draw:fill="solid" draw:fill-color="#ffdcdc" fo:min-height="0.475cm" fo:min-width="1.347cm" fo:padding-top="0.025cm" fo:padding-bottom="0.025cm" fo:padding-left="0.025cm" fo:padding-right="0.025cm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svg:stroke-color="#ff0000" draw:marker-start-width="0.355cm" draw:marker-end-width="0.355cm" draw:fill="solid" draw:fill-color="#ffdcdc" fo:min-height="0.458cm" fo:min-width="1.347cm" fo:padding-top="0.025cm" fo:padding-bottom="0.025cm" fo:padding-left="0.025cm" fo:padding-right="0.025cm"/>
    </style:style>
    <style:style style:name="gr7" style:family="graphic" style:parent-style-name="standard">
      <style:graphic-properties draw:stroke="none" svg:stroke-width="0.051cm" svg:stroke-color="#ff0000" draw:marker-start-width="0.355cm" draw:marker-end-width="0.355cm" draw:fill="solid" draw:fill-color="#ffdcdc" fo:min-height="0.458cm" fo:min-width="1.347cm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051cm" svg:stroke-color="#ff0000" draw:marker-start-width="0.355cm" draw:marker-end-width="0.355cm" draw:fill="solid" draw:fill-color="#ffdcdc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width="0.051cm" svg:stroke-color="#ff0000" draw:marker-start-width="0.355cm" draw:marker-end-width="0.355cm" draw:fill="solid" draw:fill-color="#ffdcdc" fo:min-height="0.417cm" fo:min-width="1.347cm" fo:padding-top="0.025cm" fo:padding-bottom="0.025cm" fo:padding-left="0.025cm" fo:padding-right="0.025cm"/>
    </style:style>
    <style:style style:name="gr10" style:family="graphic" style:parent-style-name="standard">
      <style:graphic-properties svg:stroke-width="0.051cm" svg:stroke-color="#ff0000" draw:marker-start-width="0.355cm" draw:marker-end-width="0.355cm" draw:fill="solid" draw:fill-color="#ffdcdc" fo:min-height="0.475cm" fo:min-width="1.326cm" fo:padding-top="0.025cm" fo:padding-bottom="0.025cm" fo:padding-left="0.025cm" fo:padding-right="0.025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552cm, 11.63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747cm, 11.573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4.309cm, 12.904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.824cm, 17.638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9.35cm, 0.56cm, 0.607cm, 12.714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0.049cm, 6.512cm, 0.44cm, 13.329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5.71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182cm, 6.424cm, 9.954cm, 3.03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1.183cm, 6.034cm, 1.511cm, 2.958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0.913cm, 3.71cm, 0.562cm, 10.531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2.237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6.915cm, 0.164cm, 4.68cm, 0.666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88cm, 7.369cm, 2.539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3.905cm, 8.977cm, 1.106cm, 0.151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3.817cm, 11.442cm, 1.571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3.88cm, 11.543cm, 2.415cm, 0cm)" draw:image-opacity="100%" style:mirror="none"/>
    </style:style>
    <style:style style:name="gr27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9.355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dcdc"/>
      <style:paragraph-properties fo:text-align="center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36cm" svg:height="13.655cm" svg:x="3.654cm" svg:y="2.331cm">
          <draw:image xlink:href="Pictures/10000201000000F80000021FFA1F2355B565E2EB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1.635cm" svg:y="9.255cm">
          <text:p text:style-name="P2"><text:span text:style-name="T1">1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635cm" svg:y="10.144cm">
          <text:p text:style-name="P2"><text:span text:style-name="T1">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635cm" svg:y="11.143cm">
          <text:p text:style-name="P2"><text:span text:style-name="T1">1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635cm" svg:y="12.032cm">
          <text:p text:style-name="P2"><text:span text:style-name="T1">1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635cm" svg:y="13.048cm">
          <text:p text:style-name="P2"><text:span text:style-name="T1">1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635cm" svg:y="14.064cm">
          <text:p text:style-name="P2"><text:span text:style-name="T1">1.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635cm" svg:y="14.97cm">
          <text:p text:style-name="P2"><text:span text:style-name="T1">1.7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3" draw:layer="layout" svg:width="1.397cm" svg:height="0.525cm" svg:x="1.127cm" svg:y="3.032cm">
          <text:p text:style-name="P2"><text:span text:style-name="T1">2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127cm" svg:y="4.285cm">
          <text:p text:style-name="P2"><text:span text:style-name="T1">2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127cm" svg:y="5.428cm">
          <text:p text:style-name="P2"><text:span text:style-name="T1">2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127cm" svg:y="5.953cm">
          <text:p text:style-name="P2"><text:span text:style-name="T1">2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127cm" svg:y="6.571cm">
          <text:p text:style-name="P2"><text:span text:style-name="T1">2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127cm" svg:y="7.35cm">
          <text:p text:style-name="P2"><text:span text:style-name="T1">2.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127cm" svg:y="7.968cm">
          <text:p text:style-name="P2"><text:span text:style-name="T1">2.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127cm" svg:y="8.603cm">
          <text:p text:style-name="P2"><text:span text:style-name="T1">2.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127cm" svg:y="9.128cm">
          <text:p text:style-name="P2"><text:span text:style-name="T1">2.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127cm" svg:y="9.128cm">
          <text:p text:style-name="P2"><text:span text:style-name="T1">2.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11.366cm" svg:height="11.467cm" svg:x="2.969cm" svg:y="1.725cm">
          <draw:image xlink:href="Pictures/10000201000001C4000001C846D6B6E2D3659E04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1.127cm" svg:y="10.017cm">
          <text:p text:style-name="P2"><text:span text:style-name="T1">2.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127cm" svg:y="11.016cm">
          <text:p text:style-name="P2"><text:span text:style-name="T1">2.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4.335cm" svg:y="4.429cm">
          <text:p text:style-name="P2"><text:span text:style-name="T1">2.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4.208cm" svg:y="12.176cm">
          <text:p text:style-name="P2"><text:span text:style-name="T1">2.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8.072cm" svg:height="3.092cm" svg:x="18.328cm" svg:y="1.381cm">
          <draw:image xlink:href="Pictures/10000201000001410000007B8C1967DB9A38C1F6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19.288cm" svg:y="3.286cm">
          <text:p text:style-name="P2"><text:span text:style-name="T1">2.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8.876cm" svg:height="4.45cm" svg:x="18.159cm" svg:y="5.821cm">
          <draw:image xlink:href="Pictures/1000020100000161000000B127DF4D0515759B96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18.018cm" svg:y="6.698cm">
          <text:p text:style-name="P2"><text:span text:style-name="T1">2.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8.018cm" svg:y="7.714cm">
          <text:p text:style-name="P2"><text:span text:style-name="T1">2.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8.373cm" svg:height="3.545cm" svg:x="18.018cm" svg:y="11.414cm">
          <draw:image xlink:href="Pictures/100002010000014D0000008D52A201C9AB2EF840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18.018cm" svg:y="12.176cm">
          <text:p text:style-name="P2"><text:span text:style-name="T1">2.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7.112cm" svg:height="1.143cm" svg:x="18.145cm" svg:y="15.097cm">
          <draw:text-box>
            <text:p><text:span text:style-name="T2">This one happens when the value </text:span><text:span text:style-name="T2">recorded in the SGF is wrong</text:span></text:p>
          </draw:text-box>
        </draw:frame>
      </draw:page>
      <draw:page draw:name="page3" draw:style-name="dp1" draw:master-page-name="Default">
        <draw:frame draw:style-name="gr3" draw:text-style-name="P1" draw:layer="layout" svg:width="7.77cm" svg:height="2.916cm" svg:x="2.524cm" svg:y="2.529cm">
          <draw:image xlink:href="Pictures/1000020100000135000000741E6DDD6E3CA2DA64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1.127cm" svg:y="3.269cm">
          <text:p text:style-name="P2"><text:span text:style-name="T1">3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0.144cm" svg:y="4.556cm">
          <text:p text:style-name="P2"><text:span text:style-name="T1">3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7.745cm" svg:height="2.992cm" svg:x="3.286cm" svg:y="6.39cm">
          <draw:image xlink:href="Pictures/1000020100000134000000776596B725A58F042B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3.159cm" svg:y="7.206cm">
          <text:p text:style-name="P2"><text:span text:style-name="T1">3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4.777cm" svg:height="2.992cm" svg:x="3.286cm" svg:y="10.2cm">
          <draw:image xlink:href="Pictures/10000201000000BE00000077CB430B9DC4280F20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3.159cm" svg:y="10.906cm">
          <text:p text:style-name="P2"><text:span text:style-name="T1">3.4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frame draw:style-name="gr3" draw:text-style-name="P1" draw:layer="layout" svg:width="9.53cm" svg:height="3.57cm" svg:x="3.921cm" svg:y="7.082cm">
          <draw:image xlink:href="Pictures/100002010000017B0000008EBB40F8D37CDD6D94.png" xlink:type="simple" xlink:show="embed" xlink:actuate="onLoad">
            <text:p/>
          </draw:image>
        </draw:frame>
        <draw:frame draw:style-name="gr3" draw:text-style-name="P1" draw:layer="layout" svg:width="9.53cm" svg:height="3.57cm" svg:x="3.921cm" svg:y="2.129cm">
          <draw:image xlink:href="Pictures/100002010000017B0000008E0231AD65621B1E56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6.842cm" svg:y="2.534cm">
          <text:p text:style-name="P2"><text:span text:style-name="T1">4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6.715cm" svg:y="3.159cm">
          <text:p text:style-name="P2"><text:span text:style-name="T1">4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6.334cm" svg:y="3.794cm">
          <text:p text:style-name="P2"><text:span text:style-name="T1">4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7.223cm" svg:y="4.937cm">
          <text:p text:style-name="P2"><text:span text:style-name="T1">4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7.731cm" svg:y="8.222cm">
          <text:p text:style-name="P2"><text:span text:style-name="T1">4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9.53cm" svg:height="3.57cm" svg:x="4.364cm" svg:y="11.493cm">
          <draw:image xlink:href="Pictures/100002010000017B0000008EC9161B6A5286D28F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6.927cm" svg:y="13.151cm">
          <text:p text:style-name="P2"><text:span text:style-name="T1">4.6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frame draw:style-name="gr3" draw:text-style-name="P1" draw:layer="layout" svg:width="24.745cm" svg:height="17.502cm" svg:x="2.143cm" svg:y="1.913cm">
          <draw:image xlink:href="Pictures/10000201000003D8000002B8E502CBD92685EFBA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3.027cm" svg:y="3.177cm">
          <text:p text:style-name="P2"><text:span text:style-name="T1">5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397cm" svg:height="0.508cm" svg:x="6.128cm" svg:y="3.199cm">
          <text:p text:style-name="P2"><text:span text:style-name="T1">5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397cm" svg:height="0.508cm" svg:x="23.352cm" svg:y="3.794cm">
          <text:p text:style-name="P2"><text:span text:style-name="T1">5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3.827cm" svg:y="14.208cm">
          <text:p text:style-name="P2"><text:span text:style-name="T1">5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3" draw:layer="layout" svg:width="1.397cm" svg:height="0.508cm" svg:x="4.425cm" svg:y="4.422cm">
            <text:p text:style-name="P2"><text:span text:style-name="T1">5.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77cm" svg:height="0.513cm" draw:transform="skewX (0.00349065850398866) rotate (-1.55508836352695) translate (4.67984849500651cm 4.17675849770439cm)" svg:viewBox="0 0 778 514" draw:points="671,514 540,352 778,228 696,89 471,218 455,0 0,511 3,508">
            <text:p/>
          </draw:polygon>
        </draw:g>
        <draw:g>
          <draw:custom-shape draw:style-name="gr7" draw:text-style-name="P3" draw:layer="layout" svg:width="1.397cm" svg:height="0.508cm" svg:x="6.996cm" svg:y="4.468cm">
            <text:p text:style-name="P2"><text:span text:style-name="T1">5.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77cm" svg:height="0.513cm" draw:transform="skewX (0.00349065850398866) rotate (-1.55508836352695) translate (7.25084849500651cm 4.22275849770439cm)" svg:viewBox="0 0 778 514" draw:points="671,514 540,352 778,228 696,89 471,218 455,0 0,511 3,508">
            <text:p/>
          </draw:polygon>
        </draw:g>
        <draw:g>
          <draw:custom-shape draw:style-name="gr7" draw:text-style-name="P3" draw:layer="layout" svg:width="1.397cm" svg:height="0.508cm" svg:x="9.429cm" svg:y="3.828cm">
            <text:p text:style-name="P2"><text:span text:style-name="T1">5.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77cm" svg:height="0.513cm" draw:transform="skewX (0.00349065850398866) rotate (-1.55508836352695) translate (9.68384849500651cm 3.58275849770439cm)" svg:viewBox="0 0 778 514" draw:points="671,514 540,352 778,228 696,89 471,218 455,0 0,511 3,508">
            <text:p/>
          </draw:polygon>
        </draw:g>
        <draw:g>
          <draw:custom-shape draw:style-name="gr7" draw:text-style-name="P3" draw:layer="layout" svg:width="1.397cm" svg:height="0.508cm" svg:x="12.411cm" svg:y="3.76cm">
            <text:p text:style-name="P2"><text:span text:style-name="T1">5.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77cm" svg:height="0.513cm" draw:transform="skewX (0.00349065850398866) rotate (-1.55508836352695) translate (12.6658484950065cm 3.51475849770439cm)" svg:viewBox="0 0 778 514" draw:points="671,514 540,352 778,228 696,89 471,218 455,0 0,511 3,508">
            <text:p/>
          </draw:polygon>
        </draw:g>
        <draw:g>
          <draw:custom-shape draw:style-name="gr7" draw:text-style-name="P3" draw:layer="layout" svg:width="1.397cm" svg:height="0.508cm" svg:x="10.547cm" svg:y="2.983cm">
            <text:p text:style-name="P2"><text:span text:style-name="T1">5.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77cm" svg:height="0.513cm" draw:transform="skewX (0.00349065850398866) rotate (-1.55508836352695) translate (10.8018484950065cm 2.73775849770439cm)" svg:viewBox="0 0 778 514" draw:points="671,514 540,352 778,228 696,89 471,218 455,0 0,511 3,508">
            <text:p/>
          </draw:polygon>
        </draw:g>
        <draw:g>
          <draw:custom-shape draw:style-name="gr7" draw:text-style-name="P3" draw:layer="layout" svg:width="1.397cm" svg:height="0.508cm" svg:x="20.334cm" svg:y="3.76cm">
            <text:p text:style-name="P2"><text:span text:style-name="T1">5.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77cm" svg:height="0.513cm" draw:transform="skewX (0.00349065850398866) rotate (-1.55508836352695) translate (20.5888484950065cm 3.51475849770439cm)" svg:viewBox="0 0 778 514" draw:points="671,514 540,352 778,228 696,89 471,218 455,0 0,511 3,508">
            <text:p/>
          </draw:polygon>
        </draw:g>
        <draw:g>
          <draw:custom-shape draw:style-name="gr7" draw:text-style-name="P3" draw:layer="layout" svg:width="1.397cm" svg:height="0.508cm" svg:x="18.365cm" svg:y="3.76cm">
            <text:p text:style-name="P2"><text:span text:style-name="T1">5.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77cm" svg:height="0.513cm" draw:transform="skewX (0.00349065850398866) rotate (-1.55508836352695) translate (18.6198484950065cm 3.51475849770439cm)" svg:viewBox="0 0 778 514" draw:points="671,514 540,352 778,228 696,89 471,218 455,0 0,511 3,508">
            <text:p/>
          </draw:polygon>
        </draw:g>
        <draw:g>
          <draw:custom-shape draw:style-name="gr7" draw:text-style-name="P3" draw:layer="layout" svg:width="1.397cm" svg:height="0.508cm" svg:x="16.563cm" svg:y="3.732cm">
            <text:p text:style-name="P2"><text:span text:style-name="T1">5.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77cm" svg:height="0.513cm" draw:transform="skewX (0.00349065850398866) rotate (-1.55508836352695) translate (16.8178484950065cm 3.48675849770439cm)" svg:viewBox="0 0 778 514" draw:points="671,514 540,352 778,228 696,89 471,218 455,0 0,511 3,508">
            <text:p/>
          </draw:polygon>
        </draw:g>
        <draw:g>
          <draw:custom-shape draw:style-name="gr7" draw:text-style-name="P3" draw:layer="layout" svg:width="1.397cm" svg:height="0.508cm" svg:x="18.352cm" svg:y="3.76cm">
            <text:p text:style-name="P2"><text:span text:style-name="T1">5.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77cm" svg:height="0.513cm" draw:transform="skewX (0.00349065850398866) rotate (-1.55508836352695) translate (18.6068484950065cm 3.51475849770439cm)" svg:viewBox="0 0 778 514" draw:points="671,514 540,352 778,228 696,89 471,218 455,0 0,511 3,508">
            <text:p/>
          </draw:polygon>
        </draw:g>
        <draw:g>
          <draw:custom-shape draw:style-name="gr9" draw:text-style-name="P3" draw:layer="layout" svg:width="1.397cm" svg:height="0.467cm" svg:x="24.903cm" svg:y="13.368cm">
            <text:p text:style-name="P2"><text:span text:style-name="T1">5.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14cm" svg:height="0.513cm" draw:transform="skewX (0.00645771823237902) rotate (-1.55404116597575) translate (25.157990732759cm 13.1427379162733cm)" svg:viewBox="0 0 715 514" draw:points="617,514 497,352 715,228 640,89 433,218 418,0 0,511 3,508">
            <text:p/>
          </draw:polygon>
        </draw:g>
        <draw:g>
          <draw:custom-shape draw:style-name="gr9" draw:text-style-name="P3" draw:layer="layout" svg:width="1.397cm" svg:height="0.467cm" svg:x="18.687cm" svg:y="8.254cm">
            <text:p text:style-name="P2"><text:span text:style-name="T1">5.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14cm" svg:height="0.513cm" draw:transform="skewX (0.00645771823237902) rotate (-1.55404116597575) translate (18.941990732759cm 8.02873791627331cm)" svg:viewBox="0 0 715 514" draw:points="617,514 497,352 715,228 640,89 433,218 418,0 0,511 3,508">
            <text:p/>
          </draw:polygon>
        </draw:g>
        <draw:g>
          <draw:custom-shape draw:style-name="gr9" draw:text-style-name="P3" draw:layer="layout" svg:width="1.397cm" svg:height="0.467cm" svg:x="8.32cm" svg:y="8.17cm">
            <text:p text:style-name="P2"><text:span text:style-name="T1">5.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14cm" svg:height="0.513cm" draw:transform="skewX (0.00645771823237902) rotate (-1.55404116597575) translate (8.57499073275896cm 7.94473791627331cm)" svg:viewBox="0 0 715 514" draw:points="617,514 497,352 715,228 640,89 433,218 418,0 0,511 3,508">
            <text:p/>
          </draw:polygon>
        </draw:g>
      </draw:page>
      <draw:page draw:name="page6" draw:style-name="dp1" draw:master-page-name="Default">
        <draw:frame draw:style-name="gr3" draw:text-style-name="P1" draw:layer="layout" svg:width="16.647cm" svg:height="12.774cm" svg:x="2.571cm" svg:y="1.635cm">
          <draw:image xlink:href="Pictures/1000020100000296000001FC5BEAEBCAEA4A327E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1.559cm" svg:y="2.861cm">
          <text:p text:style-name="P2"><text:span text:style-name="T1">6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692cm" svg:y="5.323cm">
          <text:p text:style-name="P2"><text:span text:style-name="T1">6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682cm" svg:y="6.031cm">
          <text:p text:style-name="P2"><text:span text:style-name="T1">6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624cm" svg:y="6.832cm">
          <text:p text:style-name="P2"><text:span text:style-name="T1">6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662cm" svg:y="7.57cm">
          <text:p text:style-name="P2"><text:span text:style-name="T1">6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557cm" svg:y="8.844cm">
          <text:p text:style-name="P2"><text:span text:style-name="T1">6.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3" draw:layer="layout" svg:width="1.397cm" svg:height="0.508cm" svg:x="6.805cm" svg:y="3.128cm">
            <text:p text:style-name="P2"><text:span text:style-name="T1">6.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77cm" svg:height="0.513cm" draw:transform="skewX (0.00349065850398866) rotate (-1.55508836352695) translate (7.05984849500651cm 2.88275849770439cm)" svg:viewBox="0 0 778 514" draw:points="671,514 540,352 778,228 696,89 471,218 455,0 0,511 3,508">
            <text:p/>
          </draw:polygon>
        </draw:g>
        <draw:g>
          <draw:custom-shape draw:style-name="gr7" draw:text-style-name="P3" draw:layer="layout" svg:width="1.397cm" svg:height="0.508cm" svg:x="6.959cm" svg:y="4.385cm">
            <text:p text:style-name="P2"><text:span text:style-name="T1">6.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77cm" svg:height="0.513cm" draw:transform="skewX (0.00349065850398866) rotate (-1.55508836352695) translate (7.21384849500651cm 4.13975849770439cm)" svg:viewBox="0 0 778 514" draw:points="671,514 540,352 778,228 696,89 471,218 455,0 0,511 3,508">
            <text:p/>
          </draw:polygon>
        </draw:g>
        <draw:g>
          <draw:custom-shape draw:style-name="gr7" draw:text-style-name="P3" draw:layer="layout" svg:width="1.397cm" svg:height="0.508cm" svg:x="7.071cm" svg:y="5.474cm">
            <text:p text:style-name="P2"><text:span text:style-name="T1">6.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77cm" svg:height="0.513cm" draw:transform="skewX (0.00349065850398866) rotate (-1.55508836352695) translate (7.32584849500651cm 5.22875849770439cm)" svg:viewBox="0 0 778 514" draw:points="671,514 540,352 778,228 696,89 471,218 455,0 0,511 3,508">
            <text:p/>
          </draw:polygon>
        </draw:g>
        <draw:g>
          <draw:custom-shape draw:style-name="gr7" draw:text-style-name="P3" draw:layer="layout" svg:width="1.397cm" svg:height="0.508cm" svg:x="7.051cm" svg:y="6.271cm">
            <text:p text:style-name="P2"><text:span text:style-name="T1">6.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77cm" svg:height="0.513cm" draw:transform="skewX (0.00349065850398866) rotate (-1.55508836352695) translate (7.30584849500651cm 6.02575849770439cm)" svg:viewBox="0 0 778 514" draw:points="671,514 540,352 778,228 696,89 471,218 455,0 0,511 3,508">
            <text:p/>
          </draw:polygon>
        </draw:g>
        <draw:g>
          <draw:custom-shape draw:style-name="gr7" draw:text-style-name="P3" draw:layer="layout" svg:width="1.397cm" svg:height="0.508cm" svg:x="7.135cm" svg:y="7.047cm">
            <text:p text:style-name="P2"><text:span text:style-name="T1">6.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77cm" svg:height="0.513cm" draw:transform="skewX (0.00349065850398866) rotate (-1.55508836352695) translate (7.38984849500651cm 6.80175849770439cm)" svg:viewBox="0 0 778 514" draw:points="671,514 540,352 778,228 696,89 471,218 455,0 0,511 3,508">
            <text:p/>
          </draw:polygon>
        </draw:g>
        <draw:g>
          <draw:custom-shape draw:style-name="gr7" draw:text-style-name="P3" draw:layer="layout" svg:width="1.397cm" svg:height="0.508cm" svg:x="7.135cm" svg:y="7.822cm">
            <text:p text:style-name="P2"><text:span text:style-name="T1">6.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77cm" svg:height="0.513cm" draw:transform="skewX (0.00349065850398866) rotate (-1.55508836352695) translate (7.38984849500651cm 7.57675849770439cm)" svg:viewBox="0 0 778 514" draw:points="671,514 540,352 778,228 696,89 471,218 455,0 0,511 3,508">
            <text:p/>
          </draw:polygon>
        </draw:g>
        <draw:g>
          <draw:custom-shape draw:style-name="gr7" draw:text-style-name="P3" draw:layer="layout" svg:width="1.397cm" svg:height="0.508cm" svg:x="7.198cm" svg:y="9.038cm">
            <text:p text:style-name="P2"><text:span text:style-name="T1">6.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77cm" svg:height="0.513cm" draw:transform="skewX (0.00349065850398866) rotate (-1.55508836352695) translate (7.45284849500651cm 8.79275849770439cm)" svg:viewBox="0 0 778 514" draw:points="671,514 540,352 778,228 696,89 471,218 455,0 0,511 3,508">
            <text:p/>
          </draw:polygon>
        </draw:g>
        <draw:frame draw:style-name="gr3" draw:text-style-name="P1" draw:layer="layout" svg:width="16.647cm" svg:height="12.774cm" svg:x="11.119cm" svg:y="2.317cm">
          <draw:image xlink:href="Pictures/1000020100000296000001FC63AC872E112A1BFA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10.425cm" svg:y="8.347cm">
          <text:p text:style-name="P2"><text:span text:style-name="T1">6.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6.462cm" svg:height="2.992cm" svg:x="7.872cm" svg:y="14.754cm">
          <draw:image xlink:href="Pictures/10000201000001010000007796EEF248938224DD.png" xlink:type="simple" xlink:show="embed" xlink:actuate="onLoad">
            <text:p/>
          </draw:image>
        </draw:frame>
        <draw:frame draw:style-name="gr3" draw:text-style-name="P1" draw:layer="layout" svg:width="6.009cm" svg:height="2.992cm" svg:x="14.792cm" svg:y="14.754cm">
          <draw:image xlink:href="Pictures/10000201000000EF0000007781AF809FC6E5814B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10.928cm" svg:y="16.01cm">
          <text:p text:style-name="P2"><text:span text:style-name="T1">6.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7.881cm" svg:y="16.01cm">
          <text:p text:style-name="P2"><text:span text:style-name="T1">6.16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3" draw:text-style-name="P1" draw:layer="layout" svg:width="24.745cm" svg:height="9.329cm" svg:x="2.594cm" svg:y="3.207cm">
          <draw:image xlink:href="Pictures/10000201000003D80000017333396662C9FFD8A3.png" xlink:type="simple" xlink:show="embed" xlink:actuate="onLoad">
            <text:p/>
          </draw:image>
        </draw:frame>
        <draw:frame draw:style-name="gr3" draw:text-style-name="P1" draw:layer="layout" svg:width="24.745cm" svg:height="9.329cm" svg:x="1.709cm" svg:y="1.431cm">
          <draw:image xlink:href="Pictures/10000201000003D800000173D9B1822AF7538CE7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11.332cm" svg:y="2.736cm">
          <text:p text:style-name="P2"><text:span text:style-name="T1">7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1.332cm" svg:y="3.236cm">
          <text:p text:style-name="P2"><text:span text:style-name="T1">7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1.332cm" svg:y="3.736cm">
          <text:p text:style-name="P2"><text:span text:style-name="T1">7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1.332cm" svg:y="4.236cm">
          <text:p text:style-name="P2"><text:span text:style-name="T1">7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1.332cm" svg:y="4.736cm">
          <text:p text:style-name="P2"><text:span text:style-name="T1">7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1.353cm" svg:y="5.236cm">
          <text:p text:style-name="P2"><text:span text:style-name="T1">7.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1.353cm" svg:y="5.736cm">
          <text:p text:style-name="P2"><text:span text:style-name="T1">7.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1.353cm" svg:y="6.236cm">
          <text:p text:style-name="P2"><text:span text:style-name="T1">7.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1.353cm" svg:y="6.736cm">
          <text:p text:style-name="P2"><text:span text:style-name="T1">7.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1.353cm" svg:y="7.236cm">
          <text:p text:style-name="P2"><text:span text:style-name="T1">7.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4.563cm" svg:y="2.943cm">
          <text:p text:style-name="P2"><text:span text:style-name="T1">7.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.1cm" svg:y="11.971cm">
          <text:p text:style-name="P2"><text:span text:style-name="T1">7.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draw:layer="layout" svg:width="13.114cm" svg:height="5.776cm" svg:x="1.231cm" svg:y="14.074cm">
          <draw:image xlink:href="Pictures/10000201000003D8000001734BD5472ECB32A86B.png" xlink:type="simple" xlink:show="embed" xlink:actuate="onLoad">
            <text:p/>
          </draw:image>
        </draw:frame>
        <draw:frame draw:style-name="gr12" draw:text-style-name="P1" draw:layer="layout" svg:width="13.171cm" svg:height="5.581cm" svg:x="5.644cm" svg:y="13.285cm">
          <draw:image xlink:href="Pictures/10000201000003D800000173A950389D3D683C2C.png" xlink:type="simple" xlink:show="embed" xlink:actuate="onLoad">
            <text:p/>
          </draw:image>
        </draw:frame>
        <draw:frame draw:style-name="gr13" draw:text-style-name="P1" draw:layer="layout" svg:width="11.84cm" svg:height="5.019cm" svg:x="12.004cm" svg:y="12.929cm">
          <draw:image xlink:href="Pictures/10000201000003D800000173B6A92291E34F3237.png" xlink:type="simple" xlink:show="embed" xlink:actuate="onLoad">
            <text:p/>
          </draw:image>
        </draw:frame>
        <draw:frame draw:style-name="gr14" draw:text-style-name="P1" draw:layer="layout" svg:width="7.106cm" svg:height="7.504cm" svg:x="20.29cm" svg:y="4.499cm">
          <draw:image xlink:href="Pictures/10000201000003D80000017356040A67A88591A0.png" xlink:type="simple" xlink:show="embed" xlink:actuate="onLoad">
            <text:p/>
          </draw:image>
        </draw:frame>
        <draw:custom-shape draw:style-name="gr10" draw:text-style-name="P3" draw:layer="layout" svg:width="1.376cm" svg:height="0.525cm" svg:x="14.325cm" svg:y="19.249cm">
          <text:p text:style-name="P2"><text:span text:style-name="T1">7.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8.645cm" svg:y="18.243cm">
          <text:p text:style-name="P2"><text:span text:style-name="T1">7.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23.645cm" svg:y="17.325cm">
          <text:p text:style-name="P2"><text:span text:style-name="T1">7.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27.324cm" svg:y="11.436cm">
          <text:p text:style-name="P2"><text:span text:style-name="T1">7.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23.182cm" svg:y="9.986cm">
          <text:p text:style-name="P2"><text:span text:style-name="T1">7.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23.152cm" svg:y="4.927cm">
          <text:p text:style-name="P2"><text:span text:style-name="T1">7.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3" draw:layer="layout" svg:width="1.397cm" svg:height="0.467cm" svg:x="8.247cm" svg:y="4.59cm">
            <text:p text:style-name="P2"><text:span text:style-name="T1">7.1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14cm" svg:height="0.513cm" draw:transform="skewX (0.00645771823237902) rotate (-1.55404116597575) translate (8.50199073275896cm 4.36473791627331cm)" svg:viewBox="0 0 715 514" draw:points="617,514 497,352 715,228 640,89 433,218 418,0 0,511 3,508">
            <text:p/>
          </draw:polygon>
        </draw:g>
      </draw:page>
      <draw:page draw:name="page8" draw:style-name="dp1" draw:master-page-name="Default">
        <draw:frame draw:style-name="gr3" draw:text-style-name="P1" draw:layer="layout" svg:width="19.967cm" svg:height="12.774cm" svg:x="1.702cm" svg:y="1.66cm">
          <draw:image xlink:href="Pictures/100002010000031A000001FC0FC3FA6C1B9FC330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12.177cm" svg:y="2.623cm">
          <text:p text:style-name="P2"><text:span text:style-name="T1">8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8.889cm" svg:y="3.568cm">
          <text:p text:style-name="P2"><text:span text:style-name="T1">8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7.244cm" svg:y="4.203cm">
          <text:p text:style-name="P2"><text:span text:style-name="T1">8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4.014cm" svg:y="5.367cm">
          <text:p text:style-name="P2"><text:span text:style-name="T1">8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4.014cm" svg:y="5.887cm">
          <text:p text:style-name="P2"><text:span text:style-name="T1">8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4.035cm" svg:y="6.406cm">
          <text:p text:style-name="P2"><text:span text:style-name="T1">8.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4.035cm" svg:y="6.906cm">
          <text:p text:style-name="P2"><text:span text:style-name="T1">8.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4.016cm" svg:y="8.403cm">
          <text:p text:style-name="P2"><text:span text:style-name="T1">8.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4.016cm" svg:y="8.903cm">
          <text:p text:style-name="P2"><text:span text:style-name="T1">8.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3.997cm" svg:y="9.425cm">
          <text:p text:style-name="P2"><text:span text:style-name="T1">8.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4.055cm" svg:y="9.948cm">
          <text:p text:style-name="P2"><text:span text:style-name="T1">8.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4.055cm" svg:y="10.451cm">
          <text:p text:style-name="P2"><text:span text:style-name="T1">8.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4.055cm" svg:y="11.109cm">
          <text:p text:style-name="P2"><text:span text:style-name="T1">8.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4.074cm" svg:y="11.825cm">
          <text:p text:style-name="P2"><text:span text:style-name="T1">8.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4.132cm" svg:y="12.464cm">
          <text:p text:style-name="P2"><text:span text:style-name="T1">8.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4.094cm" svg:y="13.353cm">
          <text:p text:style-name="P2"><text:span text:style-name="T1">8.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" draw:layer="layout" svg:width="9.584cm" svg:height="2.766cm" svg:x="13.413cm" svg:y="14.418cm">
          <draw:image xlink:href="Pictures/100002010000038D000001FA8583C02730557DB7.png" xlink:type="simple" xlink:show="embed" xlink:actuate="onLoad">
            <text:p/>
          </draw:image>
        </draw:frame>
        <draw:frame draw:style-name="gr16" draw:text-style-name="P1" draw:layer="layout" svg:width="3.017cm" svg:height="2.234cm" svg:x="14.195cm" svg:y="17.072cm">
          <draw:image xlink:href="Pictures/100002010000038D000001FA6AC8FBBC63930D7C.png" xlink:type="simple" xlink:show="embed" xlink:actuate="onLoad">
            <text:p/>
          </draw:image>
        </draw:frame>
        <draw:custom-shape draw:style-name="gr10" draw:text-style-name="P3" draw:layer="layout" svg:width="1.376cm" svg:height="0.525cm" svg:x="12.533cm" svg:y="15.086cm">
          <text:p text:style-name="P2"><text:span text:style-name="T1">8.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2.533cm" svg:y="15.586cm">
          <text:p text:style-name="P2"><text:span text:style-name="T1">8.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2.533cm" svg:y="16.086cm">
          <text:p text:style-name="P2"><text:span text:style-name="T1">8.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2.533cm" svg:y="17.886cm">
          <text:p text:style-name="P2"><text:span text:style-name="T1">8.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2.533cm" svg:y="18.386cm">
          <text:p text:style-name="P2"><text:span text:style-name="T1">8.21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frame draw:style-name="gr17" draw:text-style-name="P1" draw:layer="layout" svg:width="17.148cm" svg:height="13.982cm" svg:x="2.006cm" svg:y="1.912cm">
          <draw:image xlink:href="Pictures/100002010000038D0000022C53FED048408E6519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4.139cm" svg:y="3.813cm">
          <text:p text:style-name="P2"><text:span text:style-name="T1">9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4.139cm" svg:y="4.313cm">
          <text:p text:style-name="P2"><text:span text:style-name="T1">9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4.139cm" svg:y="4.813cm">
          <text:p text:style-name="P2"><text:span text:style-name="T1">9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4.139cm" svg:y="5.413cm">
          <text:p text:style-name="P2"><text:span text:style-name="T1">9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4.139cm" svg:y="6.013cm">
          <text:p text:style-name="P2"><text:span text:style-name="T1">9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4.229cm" svg:y="7.045cm">
          <text:p text:style-name="P2"><text:span text:style-name="T1">9.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4.184cm" svg:y="10.343cm">
          <text:p text:style-name="P2"><text:span text:style-name="T1">9.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4.184cm" svg:y="11.043cm">
          <text:p text:style-name="P2"><text:span text:style-name="T1">9.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4.184cm" svg:y="11.843cm">
          <text:p text:style-name="P2"><text:span text:style-name="T1">9.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4.184cm" svg:y="12.643cm">
          <text:p text:style-name="P2"><text:span text:style-name="T1">9.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" draw:layer="layout" svg:width="8.173cm" svg:height="4.071cm" svg:x="20.077cm" svg:y="1.754cm">
          <draw:image xlink:href="Pictures/10000201000002BD00000235E5F6748A6BB048F1.png" xlink:type="simple" xlink:show="embed" xlink:actuate="onLoad">
            <text:p/>
          </draw:image>
        </draw:frame>
        <draw:custom-shape draw:style-name="gr10" draw:text-style-name="P3" draw:layer="layout" svg:width="1.376cm" svg:height="0.525cm" svg:x="4.234cm" svg:y="13.336cm">
          <text:p text:style-name="P2"><text:span text:style-name="T1">9.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9.187cm" svg:y="3.907cm">
          <text:p text:style-name="P2"><text:span text:style-name="T1">9.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" draw:layer="layout" svg:width="8.283cm" svg:height="1.035cm" svg:x="20.03cm" svg:y="6.124cm">
          <draw:image xlink:href="Pictures/10000201000002AF0000022256BB574E5E284C83.png" xlink:type="simple" xlink:show="embed" xlink:actuate="onLoad">
            <text:p/>
          </draw:image>
        </draw:frame>
        <draw:custom-shape draw:style-name="gr10" draw:text-style-name="P3" draw:layer="layout" svg:width="1.376cm" svg:height="0.525cm" svg:x="19.196cm" svg:y="4.485cm">
          <text:p text:style-name="P2"><text:span text:style-name="T1">9.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9.212cm" svg:y="6.372cm">
          <text:p text:style-name="P2"><text:span text:style-name="T1">9.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" draw:layer="layout" svg:width="3.034cm" svg:height="2.254cm" svg:x="12.658cm" svg:y="13.882cm">
          <draw:image xlink:href="Pictures/10000201000002AF000002227D8BD06E73C12CF8.png" xlink:type="simple" xlink:show="embed" xlink:actuate="onLoad">
            <text:p/>
          </draw:image>
        </draw:frame>
        <draw:custom-shape draw:style-name="gr10" draw:text-style-name="P3" draw:layer="layout" svg:width="1.376cm" svg:height="0.525cm" svg:x="15.394cm" svg:y="13.939cm">
          <text:p text:style-name="P2"><text:span text:style-name="T1">9.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5.394cm" svg:y="14.439cm">
          <text:p text:style-name="P2"><text:span text:style-name="T1">9.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5.394cm" svg:y="14.939cm">
          <text:p text:style-name="P2"><text:span text:style-name="T1">9.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5.394cm" svg:y="15.439cm">
          <text:p text:style-name="P2"><text:span text:style-name="T1">9.18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frame draw:style-name="gr21" draw:text-style-name="P1" draw:layer="layout" svg:width="15.415cm" svg:height="9.178cm" svg:x="2.748cm" svg:y="1.887cm">
          <draw:image xlink:href="Pictures/1000020100000265000001C6EE84A1278D24FC74.png" xlink:type="simple" xlink:show="embed" xlink:actuate="onLoad">
            <text:p/>
          </draw:image>
        </draw:frame>
        <draw:frame draw:style-name="gr22" draw:text-style-name="P1" draw:layer="layout" svg:width="8.75cm" svg:height="2.235cm" svg:x="18.021cm" svg:y="8.83cm">
          <draw:image xlink:href="Pictures/100002010000017D00000226A5EB269B6E4D9FE1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1.195cm" svg:y="2.715cm">
          <text:p text:style-name="P2"><text:span text:style-name="T1">1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195cm" svg:y="3.215cm">
          <text:p text:style-name="P2"><text:span text:style-name="T1">1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195cm" svg:y="3.715cm">
          <text:p text:style-name="P2"><text:span text:style-name="T1">10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195cm" svg:y="4.215cm">
          <text:p text:style-name="P2"><text:span text:style-name="T1">10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195cm" svg:y="4.715cm">
          <text:p text:style-name="P2"><text:span text:style-name="T1">10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.185cm" svg:y="5.247cm">
          <text:p text:style-name="P2"><text:span text:style-name="T1">10.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.185cm" svg:y="5.947cm">
          <text:p text:style-name="P2"><text:span text:style-name="T1">10.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.185cm" svg:y="7.347cm">
          <text:p text:style-name="P2"><text:span text:style-name="T1">10.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2.396cm" svg:y="8.683cm">
          <text:p text:style-name="P2"><text:span text:style-name="T1">10.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3.892cm" svg:y="8.667cm">
          <text:p text:style-name="P2"><text:span text:style-name="T1">10.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6.422cm" svg:y="8.667cm">
          <text:p text:style-name="P2"><text:span text:style-name="T1">10.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22.567cm" svg:y="8.657cm">
          <text:p text:style-name="P2"><text:span text:style-name="T1">10.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24.532cm" svg:y="8.641cm">
          <text:p text:style-name="P2"><text:span text:style-name="T1">10.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" draw:layer="layout" svg:width="9.68cm" svg:height="4.576cm" svg:x="19.02cm" svg:y="1.458cm">
          <draw:image xlink:href="Pictures/10000201000002A60000013E14F4650D7D5CEA3F.png" xlink:type="simple" xlink:show="embed" xlink:actuate="onLoad">
            <text:p/>
          </draw:image>
        </draw:frame>
        <draw:frame draw:style-name="gr24" draw:text-style-name="P1" draw:layer="layout" svg:width="15.616cm" svg:height="2.49cm" svg:x="2.239cm" svg:y="11.694cm">
          <draw:image xlink:href="Pictures/10000201000003D8000002B8CC79ACA96BA19FF1.png" xlink:type="simple" xlink:show="embed" xlink:actuate="onLoad">
            <text:p/>
          </draw:image>
        </draw:frame>
        <draw:frame draw:style-name="gr25" draw:text-style-name="P1" draw:layer="layout" svg:width="13.252cm" svg:height="2.088cm" svg:x="14.562cm" svg:y="14.435cm">
          <draw:image xlink:href="Pictures/10000201000003D6000002B7F554D22CFC920B12.png" xlink:type="simple" xlink:show="embed" xlink:actuate="onLoad">
            <text:p/>
          </draw:image>
        </draw:frame>
        <draw:custom-shape draw:style-name="gr10" draw:text-style-name="P3" draw:layer="layout" svg:width="1.376cm" svg:height="0.525cm" svg:x="1cm" svg:y="11.711cm">
          <text:p text:style-name="P2"><text:span text:style-name="T1">10.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cm" svg:y="12.211cm">
          <text:p text:style-name="P2"><text:span text:style-name="T1">10.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cm" svg:y="12.711cm">
          <text:p text:style-name="P2"><text:span text:style-name="T1">10.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cm" svg:y="13.211cm">
          <text:p text:style-name="P2"><text:span text:style-name="T1">10.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cm" svg:y="13.711cm">
          <text:p text:style-name="P2"><text:span text:style-name="T1">10.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3.574cm" svg:y="15.449cm">
          <text:p text:style-name="P2"><text:span text:style-name="T1">10.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3.574cm" svg:y="15.949cm">
          <text:p text:style-name="P2"><text:span text:style-name="T1">10.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" draw:layer="layout" svg:width="13.201cm" svg:height="1.206cm" svg:x="14.587cm" svg:y="16.548cm">
          <draw:image xlink:href="Pictures/10000201000003D8000002B8D4D2CE2B8E35BBE7.png" xlink:type="simple" xlink:show="embed" xlink:actuate="onLoad">
            <text:p/>
          </draw:image>
        </draw:frame>
        <draw:custom-shape draw:style-name="gr10" draw:text-style-name="P3" draw:layer="layout" svg:width="1.376cm" svg:height="0.525cm" svg:x="13.574cm" svg:y="16.749cm">
          <text:p text:style-name="P2"><text:span text:style-name="T1">10.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288cm" svg:height="1.143cm" svg:x="9.242cm" svg:y="15.45cm">
          <draw:text-box>
            <text:p><text:span text:style-name="T2">Leela uses those, when goban size </text:span><text:span text:style-name="T2">in not 19x19</text:span></text:p>
          </draw:text-box>
        </draw:frame>
        <draw:frame draw:style-name="gr4" draw:text-style-name="P4" draw:layer="layout" svg:width="1.628cm" svg:height="1.046cm" svg:x="12.154cm" svg:y="16.458cm">
          <draw:text-box>
            <text:p><text:span text:style-name="T2">Gnugo</text:span></text:p>
          </draw:text-box>
        </draw:frame>
        <draw:custom-shape draw:style-name="gr10" draw:text-style-name="P3" draw:layer="layout" svg:width="1.376cm" svg:height="0.525cm" svg:x="17.819cm" svg:y="1.418cm">
          <text:p text:style-name="P2"><text:span text:style-name="T1">10.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7.809cm" svg:y="1.887cm">
          <text:p text:style-name="P2"><text:span text:style-name="T1">10.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7.819cm" svg:y="2.81cm">
          <text:p text:style-name="P2"><text:span text:style-name="T1">10.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7.82cm" svg:y="3.272cm">
          <text:p text:style-name="P2"><text:span text:style-name="T1">10.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25.893cm" svg:y="5.887cm">
          <text:p text:style-name="P2"><text:span text:style-name="T1">10.26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Default">
        <draw:frame draw:style-name="gr5" draw:text-style-name="P2" draw:layer="layout" svg:width="13.277cm" svg:height="12.171cm" svg:x="3.321cm" svg:y="1.584cm">
          <draw:image xlink:href="Pictures/1000020100000210000001E4896264E45CE44BE0.png" xlink:type="simple" xlink:show="embed" xlink:actuate="onLoad">
            <text:p/>
          </draw:image>
        </draw:frame>
        <draw:frame draw:style-name="gr5" draw:text-style-name="P2" draw:layer="layout" svg:width="13.277cm" svg:height="12.171cm" svg:x="13.178cm" svg:y="2.514cm">
          <draw:image xlink:href="Pictures/1000020100000210000001E40B8DBBDD70573F3C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2.076cm" svg:y="2.539cm">
          <text:p text:style-name="P2"><text:span text:style-name="T1">1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2.025cm" svg:y="3.818cm">
          <text:p text:style-name="P2"><text:span text:style-name="T1">1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2.05cm" svg:y="5.049cm">
          <text:p text:style-name="P2"><text:span text:style-name="T1">10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2.1cm" svg:y="6.177cm">
          <text:p text:style-name="P2"><text:span text:style-name="T1">10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2.05cm" svg:y="7.205cm">
          <text:p text:style-name="P2"><text:span text:style-name="T1">10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2.065cm" svg:y="8.214cm">
          <text:p text:style-name="P2"><text:span text:style-name="T1">10.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2.115cm" svg:y="9.141cm">
          <text:p text:style-name="P2"><text:span text:style-name="T1">10.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2.116cm" svg:y="10.113cm">
          <text:p text:style-name="P2"><text:span text:style-name="T1">10.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6.501cm" svg:y="6.542cm">
          <text:p text:style-name="P2"><text:span text:style-name="T1">10.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8.373cm" svg:height="3.092cm" svg:x="3.056cm" svg:y="15.253cm">
          <draw:image xlink:href="Pictures/100002010000014D0000007BDCB03AEFD4CB4A30.png" xlink:type="simple" xlink:show="embed" xlink:actuate="onLoad">
            <text:p/>
          </draw:image>
        </draw:frame>
        <draw:frame draw:style-name="gr5" draw:text-style-name="P2" draw:layer="layout" svg:width="7.116cm" svg:height="2.992cm" svg:x="12.437cm" svg:y="15.177cm">
          <draw:image xlink:href="Pictures/100002010000011B000000775C48348E2AAD364E.png" xlink:type="simple" xlink:show="embed" xlink:actuate="onLoad">
            <text:p/>
          </draw:image>
        </draw:frame>
        <draw:custom-shape draw:style-name="gr10" draw:text-style-name="P3" draw:layer="layout" svg:width="1.376cm" svg:height="0.525cm" svg:x="2.921cm" svg:y="16.069cm">
          <text:p text:style-name="P2"><text:span text:style-name="T1">10.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76cm" svg:height="0.525cm" svg:x="12.326cm" svg:y="15.969cm">
          <text:p text:style-name="P2"><text:span text:style-name="T1">10.11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2" draw:style-name="dp1" draw:master-page-name="Default">
        <draw:frame draw:style-name="gr5" draw:text-style-name="P2" draw:layer="layout" svg:width="15.44cm" svg:height="11.819cm" svg:x="3.018cm" svg:y="1.584cm">
          <draw:image xlink:href="Pictures/1000020100000266000001D6BE686F252E694830.png" xlink:type="simple" xlink:show="embed" xlink:actuate="onLoad">
            <text:p/>
          </draw:image>
        </draw:frame>
        <draw:frame draw:style-name="gr27" draw:text-style-name="P2" draw:layer="layout" svg:width="6.084cm" svg:height="12.297cm" svg:x="10.264cm" svg:y="1.619cm">
          <draw:image xlink:href="Pictures/1000020100000266000001E93074239402A011B2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1.397cm" svg:y="2.304cm">
          <text:p text:style-name="P2"><text:span text:style-name="T1">12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397cm" svg:y="4.304cm">
          <text:p text:style-name="P2"><text:span text:style-name="T1">12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397cm" svg:y="4.904cm">
          <text:p text:style-name="P2"><text:span text:style-name="T1">12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397cm" svg:y="6.004cm">
          <text:p text:style-name="P2"><text:span text:style-name="T1">12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397cm" svg:y="6.504cm">
          <text:p text:style-name="P2"><text:span text:style-name="T1">12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397cm" svg:y="7.004cm">
          <text:p text:style-name="P2"><text:span text:style-name="T1">12.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.397cm" svg:y="7.504cm">
          <text:p text:style-name="P2"><text:span text:style-name="T1">12.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0.525cm" svg:x="10.139cm" svg:y="4.92cm">
          <text:p text:style-name="P2"><text:span text:style-name="T1">12.8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3" draw:layer="layout" svg:width="1.397cm" svg:height="0.508cm" svg:x="6.097cm" svg:y="5.126cm">
            <text:p text:style-name="P2"><text:span text:style-name="T1">12.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77cm" svg:height="0.513cm" draw:transform="skewX (0.00349065850398866) rotate (-1.55508836352695) translate (6.35184849500651cm 4.88075849770439cm)" svg:viewBox="0 0 778 514" draw:points="671,514 540,352 778,228 696,89 471,218 455,0 0,511 3,508">
            <text:p/>
          </draw:polygon>
        </draw:g>
        <draw:frame draw:style-name="gr5" draw:text-style-name="P2" draw:layer="layout" svg:width="15.44cm" svg:height="12.297cm" svg:x="16.146cm" svg:y="1.621cm">
          <draw:image xlink:href="Pictures/1000020100000266000001E9525EB140B28CB0CD.png" xlink:type="simple" xlink:show="embed" xlink:actuate="onLoad">
            <text:p/>
          </draw:image>
        </draw:frame>
        <draw:custom-shape draw:style-name="gr2" draw:text-style-name="P3" draw:layer="layout" svg:width="1.397cm" svg:height="0.525cm" svg:x="16.175cm" svg:y="4.92cm">
          <text:p text:style-name="P2"><text:span text:style-name="T1">12.9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3" draw:layer="layout" svg:width="1.397cm" svg:height="0.508cm" svg:x="19.661cm" svg:y="5.051cm">
            <text:p text:style-name="P2"><text:span text:style-name="T1">12.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77cm" svg:height="0.513cm" draw:transform="skewX (0.00349065850398866) rotate (-1.55508836352695) translate (19.9158484950065cm 4.80575849770439cm)" svg:viewBox="0 0 778 514" draw:points="671,514 540,352 778,228 696,89 471,218 455,0 0,511 3,508">
            <text:p/>
          </draw:polygon>
        </draw:g>
        <draw:g>
          <draw:custom-shape draw:style-name="gr7" draw:text-style-name="P3" draw:layer="layout" svg:width="1.397cm" svg:height="0.508cm" svg:x="19.598cm" svg:y="6.057cm">
            <text:p text:style-name="P2"><text:span text:style-name="T1">12.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3" draw:layer="layout" svg:width="0.777cm" svg:height="0.513cm" draw:transform="skewX (0.00349065850398866) rotate (-1.55508836352695) translate (19.8528484950065cm 5.81175849770439cm)" svg:viewBox="0 0 778 514" draw:points="671,514 540,352 778,228 696,89 471,218 455,0 0,511 3,508">
            <text:p/>
          </draw:polygon>
        </draw:g>
        <draw:custom-shape draw:style-name="gr2" draw:text-style-name="P3" draw:layer="layout" svg:width="1.397cm" svg:height="0.525cm" svg:x="14.917cm" svg:y="8.315cm">
          <text:p text:style-name="P2"><text:span text:style-name="T1">12.1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20:07:51.752247249</meta:creation-date>
    <dc:date>2018-04-22T16:20:19.794556606</dc:date>
    <meta:editing-duration>PT1H34M55S</meta:editing-duration>
    <meta:editing-cycles>15</meta:editing-cycles>
    <meta:generator>LibreOffice/5.4.6.2$Linux_X86_64 LibreOffice_project/40m0$Build-2</meta:generator>
    <meta:document-statistic meta:object-count="266"/>
  </office:meta>
</office:document-meta>
</file>